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4F000002C5DE5A14B8BA6B57E0.png" manifest:media-type="image/png"/>
  <manifest:file-entry manifest:full-path="Pictures/100000000000016600000077FE5CCBA033E2C031.jpg" manifest:media-type="image/jpe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Regular" style:font-family-generic="swiss" style:font-pitch="variable"/>
    <style:font-face style:name="Arial1" svg:font-family="Arial" style:font-family-generic="swiss" style:font-pitch="variable"/>
    <style:font-face style:name="OpenSymbol" svg:font-family="OpenSymbol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  <style:font-face style:name="UBUNTU LIGHT" svg:font-family="'UBUNTU LIGHT'"/>
    <style:font-face style:name="Ubuntu Light" svg:font-family="'Ubuntu Light'"/>
    <style:font-face style:name="Ubuntu Light1" svg:font-family="'Ubuntu Light'" style:font-adornments="Light" style:font-pitch="variable"/>
    <style:font-face style:name="Ubuntu Light2" svg:font-family="'Ubuntu Light'" style:font-pitch="variable"/>
    <style:font-face style:name="Ubuntu light" svg:font-family="'Ubuntu light'"/>
  </office:font-face-decls>
  <office:automatic-styles>
    <style:style style:name="Tabella1" style:family="table">
      <style:table-properties style:width="19.999cm" table:align="center"/>
    </style:style>
    <style:style style:name="Tabella1.A" style:family="table-column">
      <style:table-column-properties style:column-width="2.498cm"/>
    </style:style>
    <style:style style:name="Tabella1.B" style:family="table-column">
      <style:table-column-properties style:column-width="1.923cm"/>
    </style:style>
    <style:style style:name="Tabella1.C" style:family="table-column">
      <style:table-column-properties style:column-width="0.663cm"/>
    </style:style>
    <style:style style:name="Tabella1.D" style:family="table-column">
      <style:table-column-properties style:column-width="2.413cm"/>
    </style:style>
    <style:style style:name="Tabella1.E" style:family="table-column">
      <style:table-column-properties style:column-width="2.117cm"/>
    </style:style>
    <style:style style:name="Tabella1.F" style:family="table-column">
      <style:table-column-properties style:column-width="0.383cm"/>
    </style:style>
    <style:style style:name="Tabella1.G" style:family="table-column">
      <style:table-column-properties style:column-width="5.001cm"/>
    </style:style>
    <style:style style:name="Tabella1.H" style:family="table-column">
      <style:table-column-properties style:column-width="5.002cm"/>
    </style:style>
    <style:style style:name="Tabella1.A1" style:family="table-cell">
      <style:table-cell-properties fo:background-color="#bee3d3" fo:padding="0.097cm" fo:border="0.05pt solid #000000">
        <style:background-image/>
      </style:table-cell-properties>
    </style:style>
    <style:style style:name="Tabella1.A2" style:family="table-cell">
      <style:table-cell-properties fo:background-color="#bee3d3" fo:padding="0.097cm" fo:border-left="0.05pt solid #000000" fo:border-right="none" fo:border-top="none" fo:border-bottom="0.05pt solid #000000">
        <style:background-image/>
      </style:table-cell-properties>
    </style:style>
    <style:style style:name="Tabella1.F2" style:family="table-cell">
      <style:table-cell-properties fo:background-color="#bee3d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none" fo:border-top="none" fo:border-bottom="0.05pt solid #000000"/>
    </style:style>
    <style:style style:name="Tabella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1.97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1cm"/>
    </style:style>
    <style:style style:name="Tabella1.A7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8" style:family="table-row">
      <style:table-row-properties style:min-row-height="1.005cm"/>
    </style:style>
    <style:style style:name="Tabella1.A8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9" style:family="table-cell">
      <style:table-cell-properties style:vertical-align="middle"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H9" style:family="table-cell">
      <style:table-cell-properties fo:background-color="#ffffff" fo:padding="0.097cm" fo:border="0.05pt solid #000000">
        <style:background-image/>
      </style:table-cell-properties>
    </style:style>
    <style:style style:name="Tabella1.A10" style:family="table-cell">
      <style:table-cell-properties style:vertical-align="middle" fo:background-color="#bee3d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1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H1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la1.H13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H18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20" style:family="table-row">
      <style:table-row-properties style:min-row-height="0.721cm"/>
    </style:style>
    <style:style style:name="Tabella1.22" style:family="table-row">
      <style:table-row-properties style:min-row-height="0.011cm"/>
    </style:style>
    <style:style style:name="Tabella1.A2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2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25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26" style:family="table-row">
      <style:table-row-properties style:min-row-height="2cm"/>
    </style:style>
    <style:style style:name="Tabella1.A26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H27" style:family="table-cell">
      <style:table-cell-properties style:vertical-align="middle" fo:background-color="#ffffff" fo:padding="0.097cm" fo:border="0.05pt solid #000000">
        <style:background-image/>
      </style:table-cell-properties>
    </style:style>
    <style:style style:name="Tabella1.28" style:family="table-row">
      <style:table-row-properties style:min-row-height="1.069cm"/>
    </style:style>
    <style:style style:name="Tabella1.A28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start" style:justify-single-word="false"/>
      <style:text-properties fo:color="#c5000b" loext:opacity="100%" fo:font-size="12pt" fo:font-weight="bold" style:font-size-asian="12pt" style:font-weight-asian="bold" style:font-size-complex="12pt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loext:opacity="100%" fo:font-size="12pt" fo:font-weight="bold" style:font-size-asian="12pt" style:font-weight-asian="bold" style:font-size-complex="12pt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loext:opacity="100%" fo:font-size="12pt" fo:font-weight="bold" officeooo:paragraph-rsid="007c34a4" style:font-size-asian="12pt" style:font-weight-asian="bold" style:font-size-complex="12pt" style:font-weight-complex="bold"/>
    </style:style>
    <style:style style:name="P5" style:family="paragraph" style:parent-style-name="Header">
      <style:paragraph-properties fo:text-align="start" style:justify-single-word="false"/>
      <style:text-properties fo:color="#ff0000" loext:opacity="100%" officeooo:paragraph-rsid="007b372c"/>
    </style:style>
    <style:style style:name="P6" style:family="paragraph" style:parent-style-name="Table_20_Contents">
      <style:paragraph-properties fo:text-align="justify" style:justify-single-word="false" style:shadow="none">
        <style:tab-stops/>
      </style:paragraph-properties>
      <style:text-properties fo:color="#ff0000" loext:opacity="100%" style:font-name="Ubuntu Light2" fo:font-size="15pt" fo:font-weight="normal" officeooo:paragraph-rsid="0044f2ac" style:font-size-asian="15pt" style:font-weight-asian="normal" style:font-size-complex="15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color="#ff0000" loext:opacity="100%" style:font-name="Ubuntu Light1" fo:font-size="15pt" fo:font-weight="bold" officeooo:rsid="00793f3e" officeooo:paragraph-rsid="007fabf2" style:font-size-asian="15pt" style:font-weight-asian="bold" style:font-size-complex="15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color="#ff3333" loext:opacity="100%" style:font-name="Ubuntu Light1" fo:font-size="10pt" fo:font-weight="bold" officeooo:rsid="007b372c" officeooo:paragraph-rsid="00d7ca5b" style:font-name-asian="SimSun" style:font-size-asian="10pt" style:font-weight-asian="bold" style:font-name-complex="Tahoma" style:font-size-complex="10pt" style:font-weight-complex="bold"/>
    </style:style>
    <style:style style:name="P9" style:family="paragraph" style:parent-style-name="Table_20_Contents">
      <loext:graphic-properties draw:fill="solid" draw:fill-color="#ffffff" draw:opacity="100%"/>
      <style:paragraph-properties fo:text-align="start" style:justify-single-word="false" fo:background-color="#ffffff"/>
      <style:text-properties fo:color="#ff3333" loext:opacity="100%" style:font-name="Ubuntu Light1" fo:font-size="10pt" fo:font-weight="bold" officeooo:rsid="007b372c" officeooo:paragraph-rsid="0096d243" style:font-name-asian="SimSun" style:font-size-asian="10pt" style:font-weight-asian="bold" style:font-name-complex="Tahoma" style:font-size-complex="10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color="#ff3333" loext:opacity="100%" style:font-name="Ubuntu Light1" fo:font-size="10pt" fo:font-weight="bold" officeooo:rsid="00793f3e" officeooo:paragraph-rsid="00793f3e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shadow="none">
        <style:tab-stops>
          <style:tab-stop style:position="13.811cm"/>
          <style:tab-stop style:position="13.996cm"/>
        </style:tab-stops>
      </style:paragraph-properties>
      <style:text-properties fo:color="#ff3333" loext:opacity="100%" style:font-name="Ubuntu Light1" fo:font-size="10pt" fo:font-style="normal" style:text-underline-style="none" fo:font-weight="normal" officeooo:rsid="008c8a50" officeooo:paragraph-rsid="0028450b" fo:background-color="#fffff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fo:color="#ff3333" loext:opacity="100%" style:font-name="Ubuntu Light1" fo:font-size="10pt" fo:font-style="normal" style:text-underline-style="none" fo:font-weight="normal" officeooo:rsid="008c8a50" officeooo:paragraph-rsid="00cc06a7" fo:background-color="#fffff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fo:color="#ff3333" loext:opacity="100%" style:font-name="Ubuntu Light1" fo:font-size="10pt" fo:font-style="normal" style:text-underline-style="none" fo:font-weight="normal" officeooo:rsid="008c8a50" officeooo:paragraph-rsid="00d535aa" fo:background-color="#fffff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4" style:family="paragraph" style:parent-style-name="Table_20_Contents" style:master-page-name="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page-number="auto" style:shadow="none"/>
      <style:text-properties fo:color="#ff3333" loext:opacity="100%" style:font-name="Ubuntu Light1" fo:font-size="10pt" fo:font-style="normal" style:text-underline-style="none" fo:font-weight="bold" officeooo:rsid="00c24aaa" officeooo:paragraph-rsid="00c7e2a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5" style:family="paragraph" style:parent-style-name="Table_20_Contents">
      <style:text-properties fo:color="#ff3333" loext:opacity="100%" style:font-name="Ubuntu Light1" fo:font-size="10pt" fo:font-style="normal" style:text-underline-style="none" fo:font-weight="bold" officeooo:rsid="00c24aaa" officeooo:paragraph-rsid="00c7e2a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color="#ff3333" loext:opacity="100%" style:font-name="Ubuntu Light1" fo:font-size="10pt" fo:font-style="normal" style:text-underline-style="none" fo:font-weight="bold" officeooo:rsid="007b372c" officeooo:paragraph-rsid="00d3d4a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color="#ff3333" loext:opacity="100%" style:font-name="Ubuntu Light1" fo:font-size="8pt" fo:font-style="normal" style:text-underline-style="none" fo:font-weight="normal" officeooo:rsid="008c8a50" officeooo:paragraph-rsid="00d7ca5b" fo:background-color="#ffff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8" style:family="paragraph" style:parent-style-name="Table_20_Contents" style:master-page-name="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page-number="auto" style:shadow="none"/>
      <style:text-properties fo:color="#ff3333" loext:opacity="100%" style:font-name="Ubuntu Light1" fo:font-size="11pt" fo:font-style="normal" style:text-underline-style="none" fo:font-weight="bold" officeooo:rsid="007b372c" officeooo:paragraph-rsid="0095962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9" style:family="paragraph" style:parent-style-name="Table_20_Contents">
      <style:text-properties fo:color="#ff3333" loext:opacity="100%" style:font-name="Ubuntu light" fo:font-weight="bold" officeooo:rsid="00d881c0" officeooo:paragraph-rsid="00d881c0" style:font-name-asian="SimSun" style:font-size-asian="11pt" style:font-weight-asian="bold" style:font-name-complex="Tahoma" style:font-size-complex="11pt" style:font-weight-complex="bold"/>
    </style:style>
    <style:style style:name="P20" style:family="paragraph" style:parent-style-name="Table_20_Contents">
      <style:text-properties fo:color="#ff3333" loext:opacity="100%" style:font-name="Ubuntu light" fo:font-size="10pt" fo:font-weight="bold" officeooo:rsid="0087d49b" officeooo:paragraph-rsid="0089e418" style:font-name-asian="SimSun" style:font-size-asian="10pt" style:font-weight-asian="bold" style:font-name-complex="Tahoma" style:font-size-complex="10pt" style:font-weight-complex="bold"/>
    </style:style>
    <style:style style:name="P21" style:family="paragraph" style:parent-style-name="Table_20_Contents">
      <style:text-properties fo:color="#ff3333" loext:opacity="100%" style:font-name="Ubuntu light" fo:font-size="10pt" fo:font-weight="bold" officeooo:rsid="00e717e6" officeooo:paragraph-rsid="00e717e6" style:font-name-asian="SimSun" style:font-size-asian="10pt" style:font-weight-asian="bold" style:font-name-complex="Tahoma" style:font-size-complex="10pt" style:font-weight-complex="bold"/>
    </style:style>
    <style:style style:name="P22" style:family="paragraph" style:parent-style-name="Table_20_Contents">
      <style:text-properties fo:color="#ff3333" loext:opacity="100%" style:font-name="UBUNTU LIGHT" fo:font-size="10pt" fo:font-weight="bold" officeooo:rsid="0087d49b" officeooo:paragraph-rsid="0089e418" style:font-name-asian="SimSun" style:font-size-asian="10pt" style:font-weight-asian="bold" style:font-name-complex="Tahoma" style:font-size-complex="10pt" style:font-weight-complex="bold"/>
    </style:style>
    <style:style style:name="P23" style:family="paragraph" style:parent-style-name="Table_20_Contents">
      <style:text-properties fo:color="#ff3333" loext:opacity="100%" style:font-name="UBUNTU LIGHT" fo:font-size="10pt" fo:font-weight="bold" officeooo:rsid="0087d49b" officeooo:paragraph-rsid="00d535aa" style:font-name-asian="SimSun" style:font-size-asian="10pt" style:font-weight-asian="bold" style:font-name-complex="Tahoma" style:font-size-complex="10pt" style:font-weight-complex="bold"/>
    </style:style>
    <style:style style:name="P24" style:family="paragraph" style:parent-style-name="Table_20_Contents">
      <style:text-properties style:font-name-asian="SimSun" style:font-size-asian="11pt" style:font-name-complex="Tahoma" style:font-size-complex="11pt"/>
    </style:style>
    <style:style style:name="P25" style:family="paragraph" style:parent-style-name="Standard">
      <style:paragraph-properties fo:text-align="center" style:justify-single-word="false"/>
      <style:text-properties officeooo:paragraph-rsid="00d881c0"/>
    </style:style>
    <style:style style:name="P26" style:family="paragraph" style:parent-style-name="Frame_20_contents">
      <style:paragraph-properties fo:text-align="center" style:justify-single-word="false"/>
      <style:text-properties officeooo:rsid="00d7ca5b" officeooo:paragraph-rsid="00d7ca5b"/>
    </style:style>
    <style:style style:name="P27" style:family="paragraph" style:parent-style-name="Table_20_Contents" style:master-page-name="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page-number="auto" fo:padding="0cm" fo:border="none" style:shadow="none" text:number-lines="false" text:line-number="0" style:vertical-align="middle">
        <style:tab-stops>
          <style:tab-stop style:position="13.811cm"/>
          <style:tab-stop style:position="13.996cm"/>
        </style:tab-stops>
      </style:paragraph-properties>
      <style:text-properties fo:color="#000000" loext:opacity="100%" style:font-name="Ubuntu Light2" fo:font-size="11pt" fo:font-style="normal" style:text-underline-style="none" fo:font-weight="bold" officeooo:rsid="001982d0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8" style:family="paragraph" style:parent-style-name="Table_20_Contents">
      <style:paragraph-properties fo:text-align="start" style:justify-single-word="false" style:shadow="none">
        <style:tab-stops/>
      </style:paragraph-properties>
      <style:text-properties fo:color="#000000" loext:opacity="100%" style:font-name="Ubuntu Light2" fo:font-size="10pt" fo:font-weight="bold" officeooo:rsid="00217249" officeooo:paragraph-rsid="00eaf0f1" style:font-name-asian="SimSun" style:font-size-asian="10pt" style:font-weight-asian="bold" style:font-name-complex="Tahoma" style:font-size-complex="10pt" style:font-weight-complex="bold"/>
    </style:style>
    <style:style style:name="P29" style:family="paragraph" style:parent-style-name="Table_20_Contents">
      <style:paragraph-properties fo:text-align="start" style:justify-single-word="false" style:shadow="none">
        <style:tab-stops/>
      </style:paragraph-properties>
      <style:text-properties fo:color="#000000" loext:opacity="100%" style:font-name="Ubuntu Light2" fo:font-size="10pt" fo:font-weight="bold" officeooo:rsid="00217249" officeooo:paragraph-rsid="00ee3b8f" style:font-name-asian="SimSun" style:font-size-asian="10pt" style:font-weight-asian="bold" style:font-name-complex="Tahoma" style:font-size-complex="10pt" style:font-weight-complex="bold"/>
    </style:style>
    <style:style style:name="P30" style:family="paragraph" style:parent-style-name="Table_20_Contents">
      <style:paragraph-properties fo:text-align="start" style:justify-single-word="false" style:shadow="none">
        <style:tab-stops/>
      </style:paragraph-properties>
      <style:text-properties fo:color="#000000" loext:opacity="100%" style:font-name="Ubuntu Light2" fo:font-size="10pt" fo:font-weight="bold" officeooo:rsid="00e717e6" officeooo:paragraph-rsid="00eaf0f1" style:font-name-asian="SimSun" style:font-size-asian="10pt" style:font-weight-asian="bold" style:font-name-complex="Tahoma" style:font-size-complex="10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font-name="Ubuntu Light2" fo:font-size="10pt" fo:font-weight="bold" officeooo:rsid="00e717e6" officeooo:paragraph-rsid="00ee3b8f" style:font-name-asian="SimSun" style:font-size-asian="10pt" style:font-weight-asian="bold" style:font-name-complex="Tahoma" style:font-size-complex="10pt" style:font-weight-complex="bold"/>
    </style:style>
    <style:style style:name="P32" style:family="paragraph" style:parent-style-name="Table_20_Contents">
      <style:paragraph-properties fo:text-align="center" style:justify-single-word="false" style:shadow="none">
        <style:tab-stops/>
      </style:paragraph-properties>
      <style:text-properties fo:color="#000000" loext:opacity="100%" style:font-name="Ubuntu Light2" fo:font-size="10pt" fo:font-weight="normal" officeooo:rsid="00217249" officeooo:paragraph-rsid="00e717e6" style:font-name-asian="SimSun" style:font-size-asian="10pt" style:font-weight-asian="normal" style:font-name-complex="Tahoma" style:font-size-complex="10pt" style:font-weight-complex="normal"/>
    </style:style>
    <style:style style:name="P33" style:family="paragraph" style:parent-style-name="Table_20_Contents">
      <style:paragraph-properties fo:text-align="start" style:justify-single-word="false" style:shadow="none">
        <style:tab-stops/>
      </style:paragraph-properties>
      <style:text-properties fo:color="#000000" loext:opacity="100%" style:font-name="Ubuntu Light2" fo:font-size="10pt" fo:font-weight="normal" officeooo:rsid="00217249" officeooo:paragraph-rsid="00e717e6" style:font-name-asian="SimSun" style:font-size-asian="10pt" style:font-weight-asian="normal" style:font-name-complex="Tahoma" style:font-size-complex="10pt" style:font-weight-complex="normal"/>
    </style:style>
    <style:style style:name="P34" style:family="paragraph" style:parent-style-name="Table_20_Contents">
      <style:paragraph-properties fo:text-align="start" style:justify-single-word="false" style:shadow="none">
        <style:tab-stops/>
      </style:paragraph-properties>
      <style:text-properties fo:color="#000000" loext:opacity="100%" style:font-name="Ubuntu Light2" fo:font-size="10pt" fo:font-weight="normal" officeooo:rsid="0087d49b" officeooo:paragraph-rsid="00e717e6" style:font-name-asian="SimSun" style:font-size-asian="10pt" style:font-weight-asian="normal" style:font-name-complex="Tahoma" style:font-size-complex="10pt" style:font-weight-complex="normal"/>
    </style:style>
    <style:style style:name="P35" style:family="paragraph" style:parent-style-name="Table_20_Contents">
      <style:paragraph-properties fo:text-align="center" style:justify-single-word="false" style:shadow="none">
        <style:tab-stops/>
      </style:paragraph-properties>
      <style:text-properties fo:color="#000000" loext:opacity="100%" style:font-name="Ubuntu Light2" fo:font-size="10pt" fo:font-weight="normal" officeooo:rsid="0087d49b" officeooo:paragraph-rsid="00e717e6" style:font-name-asian="SimSun" style:font-size-asian="10pt" style:font-weight-asian="normal" style:font-name-complex="Tahoma" style:font-size-complex="10pt" style:font-weight-complex="normal"/>
    </style:style>
    <style:style style:name="P36" style:family="paragraph" style:parent-style-name="Table_20_Contents" style:master-page-name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style:shadow="none"/>
      <style:text-properties fo:color="#000000" loext:opacity="100%" style:font-name="Ubuntu Light1" fo:font-size="10pt" fo:font-style="normal" style:text-underline-style="none" fo:font-weight="bold" officeooo:rsid="007b372c" officeooo:paragraph-rsid="00c7e2a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7" style:family="paragraph" style:parent-style-name="Table_20_Contents" style:master-page-name="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page-number="auto" style:shadow="none"/>
      <style:text-properties fo:color="#000000" loext:opacity="100%" style:font-name="Ubuntu Light1" fo:font-size="10pt" fo:font-style="normal" style:text-underline-style="none" fo:font-weight="normal" officeooo:rsid="00c90188" officeooo:paragraph-rsid="00cd0c9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8" style:family="paragraph" style:parent-style-name="Table_20_Contents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shadow="none">
        <style:tab-stops/>
      </style:paragraph-properties>
      <style:text-properties fo:color="#000000" loext:opacity="100%" style:font-name="Ubuntu Light1" fo:font-size="10pt" fo:font-style="normal" style:text-underline-style="none" fo:font-weight="normal" officeooo:rsid="00c90188" officeooo:paragraph-rsid="00d535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9" style:family="paragraph" style:parent-style-name="Table_20_Contents" style:master-page-name="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page-number="auto" style:shadow="none">
        <style:tab-stops/>
      </style:paragraph-properties>
      <style:text-properties fo:color="#000000" loext:opacity="100%" style:font-name="Ubuntu Light1" fo:font-size="10pt" fo:font-style="normal" style:text-underline-style="none" fo:font-weight="normal" officeooo:rsid="008c8a50" officeooo:paragraph-rsid="00d535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fo:color="#000000" loext:opacity="100%" style:font-name="Ubuntu light" fo:font-size="10pt" fo:font-weight="bold" officeooo:rsid="00e717e6" officeooo:paragraph-rsid="00e717e6" style:font-name-asian="SimSun" style:font-size-asian="10pt" style:font-weight-asian="bold" style:font-name-complex="Tahoma" style:font-size-complex="10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color="#000000" loext:opacity="100%" style:font-name="Ubuntu light" fo:font-size="10pt" fo:font-weight="bold" officeooo:rsid="00ed6733" officeooo:paragraph-rsid="00ed6733" style:font-name-asian="SimSun" style:font-size-asian="10pt" style:font-weight-asian="bold" style:font-name-complex="Tahoma" style:font-size-complex="10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color="#000000" loext:opacity="100%" style:font-name="Ubuntu light" fo:font-size="10pt" fo:font-weight="bold" officeooo:rsid="00ed6733" officeooo:paragraph-rsid="00e717e6" style:font-name-asian="SimSun" style:font-size-asian="10pt" style:font-weight-asian="bold" style:font-name-complex="Tahoma" style:font-size-complex="10pt" style:font-weight-complex="bold"/>
    </style:style>
    <style:style style:name="P43" style:family="paragraph" style:parent-style-name="Standard">
      <style:paragraph-properties fo:text-align="center" style:justify-single-word="false"/>
      <style:text-properties fo:color="#000000" loext:opacity="100%" style:font-name="Ubuntu light" fo:font-weight="bold" officeooo:rsid="00ed6733" officeooo:paragraph-rsid="00ed6733" style:font-weight-asian="bold" style:font-weight-complex="bold"/>
    </style:style>
    <style:style style:name="P44" style:family="paragraph" style:parent-style-name="Table_20_Contents">
      <style:text-properties fo:color="#000000" loext:opacity="100%" style:font-name="UBUNTU LIGHT" fo:font-size="10pt" fo:font-weight="bold" officeooo:rsid="0087d49b" officeooo:paragraph-rsid="0087d49b" style:font-name-asian="SimSun" style:font-size-asian="10pt" style:font-weight-asian="bold" style:font-name-complex="Tahoma" style:font-size-complex="10pt" style:font-weight-complex="bold"/>
    </style:style>
    <style:style style:name="P45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1" fo:font-size="10pt" fo:font-weight="normal" style:font-size-asian="10pt" style:font-weight-asian="normal" style:font-size-complex="10pt" style:font-weight-complex="normal"/>
    </style:style>
    <style:style style:name="P46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1" fo:font-size="10pt" fo:font-weight="normal" officeooo:paragraph-rsid="004a8561" style:font-size-asian="10pt" style:font-weight-asian="normal" style:font-size-complex="10pt" style:font-weight-complex="normal"/>
    </style:style>
    <style:style style:name="P47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1" fo:font-size="10pt" fo:font-weight="normal" officeooo:paragraph-rsid="0083a3f9" style:font-size-asian="10pt" style:font-weight-asian="normal" style:font-size-complex="10pt" style:font-weight-complex="normal"/>
    </style:style>
    <style:style style:name="P48" style:family="paragraph" style:parent-style-name="Table_20_Contents">
      <style:paragraph-properties fo:text-align="justify" style:justify-single-word="false" style:shadow="none">
        <style:tab-stops/>
      </style:paragraph-properties>
      <style:text-properties style:font-name="Ubuntu Light1" fo:font-size="10pt" fo:font-weight="normal" officeooo:paragraph-rsid="00817726" style:font-size-asian="10pt" style:font-weight-asian="normal" style:font-size-complex="10pt" style:font-weight-complex="normal"/>
    </style:style>
    <style:style style:name="P49" style:family="paragraph" style:parent-style-name="Table_20_Contents">
      <style:paragraph-properties fo:text-align="center" style:justify-single-word="false"/>
      <style:text-properties style:font-name="Ubuntu Light1" fo:font-size="10pt" fo:font-weight="bold" officeooo:rsid="00793f3e" officeooo:paragraph-rsid="00793f3e" style:font-size-asian="10pt" style:font-weight-asian="bold" style:font-size-complex="10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Ubuntu Light1" fo:font-size="10pt" fo:font-weight="bold" officeooo:rsid="004a8561" officeooo:paragraph-rsid="004a8561" style:font-size-asian="10pt" style:font-weight-asian="bold" style:font-size-complex="10pt" style:font-weight-complex="bold"/>
    </style:style>
    <style:style style:name="P51" style:family="paragraph" style:parent-style-name="Table_20_Contents" style:master-page-name="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page-number="auto" fo:break-before="auto" fo:break-after="auto" style:shadow="none"/>
      <style:text-properties style:use-window-font-color="true" loext:opacity="0%" style:font-name="Ubuntu Light2" fo:font-size="10pt" fo:font-style="normal" style:text-underline-style="none" fo:font-weight="bold" officeooo:paragraph-rsid="0041d2c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2" style:family="paragraph" style:parent-style-name="Table_20_Contents" style:master-page-name="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page-number="auto" style:shadow="none">
        <style:tab-stops/>
      </style:paragraph-properties>
      <style:text-properties style:use-window-font-color="true" loext:opacity="0%" style:font-name="Ubuntu Light1" fo:font-size="10pt" fo:font-style="normal" style:text-underline-style="none" fo:font-weight="normal" officeooo:rsid="00793f3e" officeooo:paragraph-rsid="0098668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3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shadow="none">
        <style:tab-stops/>
      </style:paragraph-properties>
      <style:text-properties style:use-window-font-color="true" loext:opacity="0%" style:font-name="Ubuntu Light1" fo:font-size="10pt" fo:font-style="normal" style:text-underline-style="none" fo:font-weight="normal" officeooo:paragraph-rsid="00c78c17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4" style:family="paragraph" style:parent-style-name="Table_20_Contents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shadow="none">
        <style:tab-stops/>
      </style:paragraph-properties>
      <style:text-properties style:use-window-font-color="true" loext:opacity="0%" style:font-name="Ubuntu Light1" fo:font-size="10pt" fo:font-style="normal" style:text-underline-style="none" fo:font-weight="normal" officeooo:paragraph-rsid="00ccda27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5" style:family="paragraph" style:parent-style-name="Table_20_Contents">
      <style:text-properties style:font-name="Ubuntu light" fo:font-size="10pt" fo:font-weight="bold" officeooo:rsid="0087d49b" officeooo:paragraph-rsid="0087d49b" style:font-name-asian="SimSun" style:font-size-asian="10pt" style:font-weight-asian="bold" style:font-name-complex="Tahoma" style:font-size-complex="10pt" style:font-weight-complex="bold"/>
    </style:style>
    <style:style style:name="P56" style:family="paragraph" style:parent-style-name="Table_20_Contents">
      <style:text-properties style:font-name="Ubuntu light" fo:font-size="10pt" fo:font-weight="bold" officeooo:rsid="0087d49b" officeooo:paragraph-rsid="00c78c17" style:font-name-asian="SimSun" style:font-size-asian="10pt" style:font-weight-asian="bold" style:font-name-complex="Tahoma" style:font-size-complex="10pt" style:font-weight-complex="bold"/>
    </style:style>
    <style:style style:name="P57" style:family="paragraph" style:parent-style-name="Table_20_Contents">
      <style:text-properties style:font-name="UBUNTU LIGHT" fo:font-size="10pt" fo:font-weight="bold" officeooo:rsid="0087d49b" officeooo:paragraph-rsid="0087d49b" style:font-name-asian="SimSun" style:font-size-asian="10pt" style:font-weight-asian="bold" style:font-name-complex="Tahoma" style:font-size-complex="10pt" style:font-weight-complex="bold"/>
    </style:style>
    <style:style style:name="P58" style:family="paragraph" style:parent-style-name="Table_20_Contents">
      <style:text-properties style:font-name="Ubuntu Light" fo:font-weight="bold" officeooo:rsid="00876b99" officeooo:paragraph-rsid="00876b99" style:font-weight-asian="bold" style:font-weight-complex="bold"/>
    </style:style>
    <style:style style:name="P59" style:family="paragraph" style:parent-style-name="Standard">
      <style:text-properties officeooo:paragraph-rsid="00c78c17"/>
    </style:style>
    <style:style style:name="T1" style:family="text">
      <style:text-properties fo:color="#ff0000" loext:opacity="100%"/>
    </style:style>
    <style:style style:name="T2" style:family="text">
      <style:text-properties fo:color="#ff0000" loext:opacity="100%" style:font-name="Ubuntu Light2" fo:font-size="14pt" style:font-size-asian="14pt" style:font-size-complex="14pt"/>
    </style:style>
    <style:style style:name="T3" style:family="text">
      <style:text-properties fo:color="#ff0000" loext:opacity="100%" fo:font-size="14pt" style:font-size-asian="14pt" style:font-size-complex="14pt"/>
    </style:style>
    <style:style style:name="T4" style:family="text">
      <style:text-properties style:font-name="Ubuntu Light2" fo:font-size="14pt" style:font-size-asian="14pt" style:font-size-complex="14pt"/>
    </style:style>
    <style:style style:name="T5" style:family="text">
      <style:text-properties style:font-name="Ubuntu Light2" fo:font-size="14pt" officeooo:rsid="007b372c" style:font-size-asian="14pt" style:font-size-complex="14pt"/>
    </style:style>
    <style:style style:name="T6" style:family="text">
      <style:text-properties style:font-name="Ubuntu Light2" fo:font-size="16.5pt" officeooo:rsid="007b372c" style:font-size-asian="16.5pt" style:font-size-complex="16.5pt"/>
    </style:style>
    <style:style style:name="T7" style:family="text">
      <style:text-properties style:font-name="Ubuntu Light2" fo:font-size="15pt" fo:font-weight="normal" style:font-size-asian="15pt" style:font-weight-asian="normal" style:font-size-complex="15pt" style:font-weight-complex="normal"/>
    </style:style>
    <style:style style:name="T8" style:family="text">
      <style:text-properties style:font-name="Ubuntu Light2" fo:font-size="15pt" fo:font-weight="normal" officeooo:rsid="00e59e91" style:font-size-asian="15pt" style:font-weight-asian="normal" style:font-size-complex="15pt" style:font-weight-complex="normal"/>
    </style:style>
    <style:style style:name="T9" style:family="text">
      <style:text-properties fo:color="#ff3333" loext:opacity="100%" style:font-name="Ubuntu Light1" fo:font-size="14pt" officeooo:rsid="007b372c" style:font-size-asian="14pt" style:font-size-complex="14pt"/>
    </style:style>
    <style:style style:name="T10" style:family="text">
      <style:text-properties fo:color="#ff3333" loext:opacity="100%" fo:font-size="16.5pt" officeooo:rsid="007b372c" style:font-size-asian="16.5pt" style:font-size-complex="16.5pt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15pt" fo:font-weight="normal" style:font-size-asian="15pt" style:font-weight-asian="normal" style:font-size-complex="15pt" style:font-weight-complex="normal"/>
    </style:style>
    <style:style style:name="T13" style:family="text">
      <style:text-properties officeooo:rsid="009d4e02"/>
    </style:style>
    <style:style style:name="T14" style:family="text">
      <style:text-properties officeooo:rsid="00c73c2e"/>
    </style:style>
    <style:style style:name="T15" style:family="text">
      <style:text-properties officeooo:rsid="00c7e2aa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font-name="Ubuntu Light" fo:font-weight="bold" style:font-weight-asian="bold" style:font-weight-complex="bold"/>
    </style:style>
    <style:style style:name="T18" style:family="text">
      <style:text-properties style:font-name="Ubuntu Light" fo:font-weight="bold" officeooo:rsid="00cf3998" style:font-weight-asian="bold" style:font-weight-complex="bold"/>
    </style:style>
    <style:style style:name="T19" style:family="text">
      <style:text-properties officeooo:rsid="00e9efd2"/>
    </style:style>
    <style:style style:name="T20" style:family="text">
      <style:text-properties officeooo:rsid="00ed6733"/>
    </style:style>
    <style:style style:name="T21" style:family="text">
      <style:text-properties officeooo:rsid="00f0a629"/>
    </style:style>
    <style:style style:name="T22" style:family="text">
      <style:text-properties officeooo:rsid="00f0eb8b"/>
    </style:style>
    <style:style style:name="fr1" style:family="graphic" style:parent-style-name="Frame">
      <style:graphic-properties fo:margin-left="0cm" fo:margin-right="0cm" fo:margin-top="0cm" fo:margin-bottom="0cm" style:vertical-pos="from-top" style:horizontal-pos="center" style:horizontal-rel="paragraph" fo:background-color="transparent" draw:fill="none" draw:opacity="0%" fo:padding="0cm" fo:border="none" style:shadow="none" draw:shadow-opacity="100%" loext:rel-width-rel="paragraph" loext:rel-height-rel="paragraph" draw:textarea-vertical-align="middle">
        <style:columns fo:column-count="1" fo:column-gap="0cm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.002cm, 1.141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row table:style-name="TableLine2104162008272">
          <table:table-cell table:style-name="Tabella1.A1" table:number-columns-spanned="8" office:value-type="string">
            <text:p text:style-name="P7">NON CONFORMITA' <text:span text:style-name="T10"><text:placeholder text:placeholder-type="text">&lt;'INTERNA' if o.mode == 'internal'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104162030304">
          <table:table-cell table:style-name="Tabella1.A2" table:number-columns-spanned="2" office:value-type="string">
            <text:p text:style-name="P49">N°</text:p>
          </table:table-cell>
          <table:covered-table-cell/>
          <table:table-cell table:style-name="Tabella1.A2" table:number-columns-spanned="3" office:value-type="string">
            <text:p text:style-name="P50">Data</text:p>
          </table:table-cell>
          <table:covered-table-cell/>
          <table:covered-table-cell/>
          <table:table-cell table:style-name="Tabella1.F2" table:number-columns-spanned="3" office:value-type="string">
            <text:p text:style-name="P58">Commento or<text:span text:style-name="T14">i</text:span>gine</text:p>
          </table:table-cell>
          <table:covered-table-cell/>
          <table:covered-table-cell/>
        </table:table-row>
        <table:table-row table:style-name="TableLine2104162023232">
          <table:table-cell table:style-name="Tabella1.A3" table:number-columns-spanned="2" office:value-type="string">
            <text:p text:style-name="P45"><text:placeholder text:placeholder-type="text">&lt;o.ref&gt;</text:placeholder></text:p>
          </table:table-cell>
          <table:covered-table-cell/>
          <table:table-cell table:style-name="Tabella1.C3" table:number-columns-spanned="3" office:value-type="string">
            <text:p text:style-name="P46"><text:placeholder text:placeholder-type="text">&lt;formatLang(o.insert_date, date=True)&gt;</text:placeholder></text:p>
          </table:table-cell>
          <table:covered-table-cell/>
          <table:covered-table-cell/>
          <table:table-cell table:style-name="Tabella1.F3" table:number-columns-spanned="3" office:value-type="string">
            <text:p text:style-name="P47"><text:placeholder text:placeholder-type="text">&lt;o.origin_other or ''&gt;</text:placeholder></text:p>
          </table:table-cell>
          <table:covered-table-cell/>
          <table:covered-table-cell/>
        </table:table-row>
        <table:table-row table:style-name="TableLine2104162021872">
          <table:table-cell table:style-name="Tabella1.F2" table:number-columns-spanned="8" office:value-type="string">
            <text:p text:style-name="P10">DESCRIZIONE DELLA NON CONFO<text:span text:style-name="T13">R</text:span>MITA'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8" office:value-type="string">
            <text:p text:style-name="P48"><text:placeholder text:placeholder-type="text">&lt;o.name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104162025952">
          <table:table-cell table:style-name="Tabella1.F2" table:number-columns-spanned="8" office:value-type="string">
            <text:p text:style-name="P18"><text:placeholder text:placeholder-type="text">&lt;"ANALISI DELLE CAUSE" if o.mode == "internal" else "RICHIESTA TRATTAMENTO DELLA NON CONFORMITA' / AZIONE CORRETTIVA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7" table:number-columns-spanned="8" office:value-type="string">
            <text:p text:style-name="P52"><text:placeholder text:placeholder-type="text">&lt;o.treatment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8" table:number-columns-spanned="8" office:value-type="string">
            <text:p text:style-name="P9"><text:placeholder text:placeholder-type="text">&lt;if test="o.mode == 'internal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9" table:number-columns-spanned="3" office:value-type="string">
            <text:p text:style-name="P20">Firma RAQ</text:p>
          </table:table-cell>
          <table:covered-table-cell/>
          <table:covered-table-cell/>
          <table:table-cell table:style-name="Tabella1.A9" table:number-columns-spanned="3" office:value-type="string">
            <text:p text:style-name="P55"/>
          </table:table-cell>
          <table:covered-table-cell/>
          <table:covered-table-cell/>
          <table:table-cell table:style-name="Tabella1.A9" office:value-type="string">
            <text:p text:style-name="P22">Firma RDQ</text:p>
          </table:table-cell>
          <table:table-cell table:style-name="Tabella1.H9" office:value-type="string">
            <text:p text:style-name="P57"/>
          </table:table-cell>
        </table:table-row>
        <table:table-row table:style-name="Tabella1.8">
          <table:table-cell table:style-name="Tabella1.A10" table:number-columns-spanned="8" office:value-type="string">
            <text:p text:style-name="P21">PIANIFICAZIONE DEL TRATTAMENTO DELLA NON CONFORMITA’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11" table:number-columns-spanned="8" office:value-type="string">
            <text:p text:style-name="P31"><text:placeholder text:placeholder-type="text">&lt;for each="line in o.intervent_planned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12" table:number-columns-spanned="3" office:value-type="string">
            <text:p text:style-name="P41">Attività prevista</text:p>
          </table:table-cell>
          <table:covered-table-cell/>
          <table:covered-table-cell/>
          <table:table-cell table:style-name="Tabella1.A12" table:number-columns-spanned="3" office:value-type="string">
            <text:p text:style-name="P43">Responsabile del trattamento</text:p>
          </table:table-cell>
          <table:covered-table-cell/>
          <table:covered-table-cell/>
          <table:table-cell table:style-name="Tabella1.A12" office:value-type="string">
            <text:p text:style-name="P43">Scadenza</text:p>
          </table:table-cell>
          <table:table-cell table:style-name="Tabella1.H12" office:value-type="string">
            <text:p text:style-name="P43">Firma del responsabile del tra<text:span text:style-name="T22">t</text:span>tamento</text:p>
          </table:table-cell>
        </table:table-row>
        <table:table-row table:style-name="Tabella1.8">
          <table:table-cell table:style-name="Tabella1.A13" table:number-columns-spanned="3" office:value-type="string">
            <text:p text:style-name="P34"><text:placeholder text:placeholder-type="text">&lt;line.planned_activity&gt;</text:placeholder></text:p>
          </table:table-cell>
          <table:covered-table-cell/>
          <table:covered-table-cell/>
          <table:table-cell table:style-name="Tabella1.A13" table:number-columns-spanned="3" office:value-type="string">
            <text:p text:style-name="P35"><text:placeholder text:placeholder-type="text">&lt;line.responsible_treatment&gt;</text:placeholder></text:p>
          </table:table-cell>
          <table:covered-table-cell/>
          <table:covered-table-cell/>
          <table:table-cell table:style-name="Tabella1.A13" office:value-type="string">
            <text:p text:style-name="P35"><text:placeholder text:placeholder-type="text">&lt;formatLang(line.deadline, date=True) if line.deadline else ''&gt;</text:placeholder></text:p>
          </table:table-cell>
          <table:table-cell table:style-name="Tabella1.H13" office:value-type="string">
            <text:p text:style-name="P44"/>
          </table:table-cell>
        </table:table-row>
        <table:table-row table:style-name="Tabella1.8">
          <table:table-cell table:style-name="Tabella1.A8" table:number-columns-spanned="8" office:value-type="string">
            <text:p text:style-name="P3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10" table:number-columns-spanned="8" office:value-type="string">
            <text:p text:style-name="P21">PIANIFICAZIONE E VERIFICA DELL’EFFET<text:span text:style-name="T21">T</text:span>UAZIONE <text:span text:style-name="T21">DEL TRATTAMENTO </text:span>DELLA NON CONFORMITA’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11" table:number-columns-spanned="8" office:value-type="string">
            <text:p text:style-name="P29"><text:placeholder text:placeholder-type="text">&lt;for each="line in o.intervent_verify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13" office:value-type="string">
            <text:p text:style-name="P42">Data pianificata per la verifica</text:p>
          </table:table-cell>
          <table:table-cell table:style-name="Tabella1.A13" table:number-columns-spanned="3" office:value-type="string">
            <text:p text:style-name="P41">Attività da verificare</text:p>
          </table:table-cell>
          <table:covered-table-cell/>
          <table:covered-table-cell/>
          <table:table-cell table:style-name="Tabella1.A13" table:number-columns-spanned="2" office:value-type="string">
            <text:p text:style-name="P41">Data della verifica</text:p>
          </table:table-cell>
          <table:covered-table-cell/>
          <table:table-cell table:style-name="Tabella1.A13" office:value-type="string">
            <text:p text:style-name="P41">Descrizione/Note</text:p>
          </table:table-cell>
          <table:table-cell table:style-name="Tabella1.A8" office:value-type="string">
            <text:p text:style-name="P40"><text:span text:style-name="T20">Firma</text:span> <text:span text:style-name="T20">di </text:span>RAQ</text:p>
          </table:table-cell>
        </table:table-row>
        <table:table-row table:style-name="Tabella1.8">
          <table:table-cell table:style-name="Tabella1.A13" office:value-type="string">
            <text:p text:style-name="P32"><text:placeholder text:placeholder-type="text">&lt;formatLang(line.scheduled_date, date=True) if line.scheduled_date else ''&gt;</text:placeholder></text:p>
          </table:table-cell>
          <table:table-cell table:style-name="Tabella1.A13" table:number-columns-spanned="3" office:value-type="string">
            <text:p text:style-name="P33"><text:placeholder text:placeholder-type="text">&lt;line.activities_check&gt;</text:placeholder></text:p>
          </table:table-cell>
          <table:covered-table-cell/>
          <table:covered-table-cell/>
          <table:table-cell table:style-name="Tabella1.A13" table:number-columns-spanned="2" office:value-type="string">
            <text:p text:style-name="P32"><text:placeholder text:placeholder-type="text">&lt;formatLang(line.date, date=True) if line.date else ''&gt;</text:placeholder></text:p>
          </table:table-cell>
          <table:covered-table-cell/>
          <table:table-cell table:style-name="Tabella1.A13" office:value-type="string">
            <text:p text:style-name="P32"/>
            <text:p text:style-name="P33"><text:placeholder text:placeholder-type="text">&lt;line.note&gt;</text:placeholder></text:p>
          </table:table-cell>
          <table:table-cell table:style-name="Tabella1.H18" office:value-type="string">
            <text:p text:style-name="P33"/>
          </table:table-cell>
        </table:table-row>
        <text:soft-page-break/>
        <table:table-row table:style-name="Tabella1.8">
          <table:table-cell table:style-name="Tabella1.A8" table:number-columns-spanned="8" office:value-type="string">
            <text:p text:style-name="P2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0">
          <table:table-cell table:style-name="Tabella1.A10" table:number-columns-spanned="8" office:value-type="string">
            <text:p text:style-name="P14"><text:span text:style-name="T15">AZIONE </text:span><text:span text:style-name="T15"><text:placeholder text:placeholder-type="text">&lt;(get_selection_item(o.action_id, 'type')).upper(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8" office:value-type="string">
            <text:p text:style-name="P36"><text:placeholder text:placeholder-type="text">&lt;('Rif. azione: %s' % o.action_id.ref) if o.action_id else 'Non presente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2">
          <table:table-cell table:style-name="Tabella1.A22" table:number-columns-spanned="8" office:value-type="string">
            <text:p text:style-name="P1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2">
          <table:table-cell table:style-name="Tabella1.A23" table:number-columns-spanned="8" office:value-type="string">
            <text:p text:style-name="P16"><text:placeholder text:placeholder-type="text">&lt;if test="o.mode == 'internal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2">
          <table:table-cell table:style-name="Tabella1.F2" table:number-columns-spanned="8" office:value-type="string">
            <text:p text:style-name="P15">GIUDIZIO <text:span text:style-name="T19">FINAL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2">
          <table:table-cell table:style-name="Tabella1.A25" table:number-columns-spanned="8" office:value-type="string">
            <text:p text:style-name="P37"><text:span text:style-name="T17">Dat</text:span><text:span text:style-name="T18">a</text:span><text:span text:style-name="T16">:</text:span><text:placeholder text:placeholder-type="text">&lt;o.judgement_da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6">
          <table:table-cell table:style-name="Tabella1.A26" table:number-columns-spanned="8" office:value-type="string">
            <text:p text:style-name="P39"><text:placeholder text:placeholder-type="text">&lt;o.judgement or ""&gt;</text:placeholder></text:p>
            <text:p text:style-name="P3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9" table:number-columns-spanned="3" office:value-type="string">
            <text:p text:style-name="P20">Firma RAQ</text:p>
          </table:table-cell>
          <table:covered-table-cell/>
          <table:covered-table-cell/>
          <table:table-cell table:style-name="Tabella1.A9" table:number-columns-spanned="3" office:value-type="string">
            <text:p text:style-name="P55"/>
          </table:table-cell>
          <table:covered-table-cell/>
          <table:covered-table-cell/>
          <table:table-cell table:style-name="Tabella1.A9" office:value-type="string">
            <text:p text:style-name="P23">Firma RDQ</text:p>
          </table:table-cell>
          <table:table-cell table:style-name="Tabella1.H27" office:value-type="string">
            <text:p text:style-name="P56"/>
          </table:table-cell>
        </table:table-row>
        <table:table-row table:style-name="Tabella1.28">
          <table:table-cell table:style-name="Tabella1.A28" table:number-columns-spanned="8" office:value-type="string">
            <text:p text:style-name="P1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4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adornments="Regular" style:font-family-generic="swiss" style:font-pitch="variable"/>
    <style:font-face style:name="Arial1" svg:font-family="Arial" style:font-family-generic="swiss" style:font-pitch="variable"/>
    <style:font-face style:name="OpenSymbol" svg:font-family="OpenSymbol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  <style:font-face style:name="UBUNTU LIGHT" svg:font-family="'UBUNTU LIGHT'"/>
    <style:font-face style:name="Ubuntu Light" svg:font-family="'Ubuntu Light'"/>
    <style:font-face style:name="Ubuntu Light1" svg:font-family="'Ubuntu Light'" style:font-adornments="Light" style:font-pitch="variable"/>
    <style:font-face style:name="Ubuntu Light2" svg:font-family="'Ubuntu Light'" style:font-pitch="variable"/>
    <style:font-face style:name="Ubuntu light" svg:font-family="'Ubuntu light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" fo:font-family="Arial" style:font-style-name="Regular" style:font-family-generic="swiss" style:font-pitch="variable"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2" style:family="table">
      <style:table-properties style:width="19.932cm" table:align="margins"/>
    </style:style>
    <style:style style:name="Tabella2.A" style:family="table-column">
      <style:table-column-properties style:column-width="6.645cm" style:rel-column-width="21845*"/>
    </style:style>
    <style:style style:name="Tabella2.A1" style:family="table-cell">
      <style:table-cell-properties fo:padding="0.049cm" fo:border="0.05pt solid #000000"/>
    </style:style>
    <style:style style:name="Tabella2.2" style:family="table-row">
      <style:table-row-properties style:min-row-height="1cm"/>
    </style:style>
    <style:style style:name="Tabella2.A2" style:family="table-cell">
      <style:table-cell-properties fo:padding="0.049cm" fo:border-left="0.05pt solid #000000" fo:border-right="none" fo:border-top="0.05pt solid #000000" fo:border-bottom="0.05pt solid #000000"/>
    </style:style>
    <style:style style:name="Tabella2.B2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la2.C2" style:family="table-cell">
      <style:table-cell-properties style:vertical-align="middle" fo:padding="0.049cm" fo:border="0.05pt solid #000000"/>
    </style:style>
    <style:style style:name="Tabella2.A3" style:family="table-cell">
      <style:table-cell-properties fo:padding="0.049cm" fo:border-left="0.05pt solid #000000" fo:border-right="0.05pt solid #000000" fo:border-top="none" fo:border-bottom="0.05pt solid #000000"/>
    </style:style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start" style:justify-single-word="false"/>
      <style:text-properties fo:color="#c5000b" loext:opacity="100%" fo:font-size="12pt" fo:font-weight="bold" style:font-size-asian="12pt" style:font-weight-asian="bold" style:font-size-complex="12pt" style:font-weight-complex="bold"/>
    </style:style>
    <style:style style:name="M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loext:opacity="100%" fo:font-size="12pt" fo:font-weight="bold" style:font-size-asian="12pt" style:font-weight-asian="bold" style:font-size-complex="12pt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loext:opacity="100%" fo:font-size="12pt" fo:font-weight="bold" officeooo:paragraph-rsid="007c34a4" style:font-size-asian="12pt" style:font-weight-asian="bold" style:font-size-complex="12pt" style:font-weight-complex="bold"/>
    </style:style>
    <style:style style:name="MP5" style:family="paragraph" style:parent-style-name="Header">
      <style:paragraph-properties fo:text-align="start" style:justify-single-word="false"/>
      <style:text-properties fo:color="#ff0000" loext:opacity="100%" officeooo:paragraph-rsid="007b372c"/>
    </style:style>
    <style:style style:name="MP6" style:family="paragraph" style:parent-style-name="Table_20_Contents">
      <style:paragraph-properties fo:text-align="justify" style:justify-single-word="false" style:shadow="none">
        <style:tab-stops/>
      </style:paragraph-properties>
      <style:text-properties fo:color="#ff0000" loext:opacity="100%" style:font-name="Ubuntu Light2" fo:font-size="15pt" fo:font-weight="normal" officeooo:paragraph-rsid="0044f2ac" style:font-size-asian="15pt" style:font-weight-asian="normal" style:font-size-complex="15pt" style:font-weight-complex="normal"/>
    </style:style>
    <style:style style:name="MP7" style:family="paragraph" style:parent-style-name="Table_20_Contents" style:master-page-name="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page-number="auto" fo:padding="0cm" fo:border="none" style:shadow="none" text:number-lines="false" text:line-number="0" style:vertical-align="middle">
        <style:tab-stops>
          <style:tab-stop style:position="13.811cm"/>
          <style:tab-stop style:position="13.996cm"/>
        </style:tab-stops>
      </style:paragraph-properties>
      <style:text-properties fo:color="#000000" loext:opacity="100%" style:font-name="Ubuntu Light2" fo:font-size="11pt" fo:font-style="normal" style:text-underline-style="none" fo:font-weight="bold" officeooo:rsid="001982d0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8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shadow="none">
        <style:tab-stops>
          <style:tab-stop style:position="13.811cm"/>
          <style:tab-stop style:position="13.996cm"/>
        </style:tab-stops>
      </style:paragraph-properties>
      <style:text-properties fo:color="#ff3333" loext:opacity="100%" style:font-name="Ubuntu Light1" fo:font-size="10pt" fo:font-style="normal" style:text-underline-style="none" fo:font-weight="normal" officeooo:rsid="008c8a50" officeooo:paragraph-rsid="0028450b" fo:background-color="#fffff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9" style:family="paragraph" style:parent-style-name="Table_20_Contents">
      <style:paragraph-properties fo:text-align="start" style:justify-single-word="false"/>
      <style:text-properties fo:color="#ff3333" loext:opacity="100%" style:font-name="Ubuntu Light1" fo:font-size="10pt" fo:font-weight="bold" officeooo:rsid="007b372c" officeooo:paragraph-rsid="00d7ca5b" style:font-name-asian="SimSun" style:font-size-asian="10pt" style:font-weight-asian="bold" style:font-name-complex="Tahoma" style:font-size-complex="10pt" style:font-weight-complex="bold"/>
    </style:style>
    <style:style style:name="MP10" style:family="paragraph" style:parent-style-name="Table_20_Contents">
      <style:text-properties style:font-name-asian="SimSun" style:font-size-asian="11pt" style:font-name-complex="Tahoma" style:font-size-complex="11pt"/>
    </style:style>
    <style:style style:name="MP11" style:family="paragraph" style:parent-style-name="Table_20_Contents">
      <style:text-properties fo:color="#ff3333" loext:opacity="100%" style:font-name="Ubuntu light" fo:font-weight="bold" officeooo:rsid="00d881c0" officeooo:paragraph-rsid="00d881c0" style:font-name-asian="SimSun" style:font-size-asian="11pt" style:font-weight-asian="bold" style:font-name-complex="Tahoma" style:font-size-complex="11pt" style:font-weight-complex="bold"/>
    </style:style>
    <style:style style:name="MP12" style:family="paragraph" style:parent-style-name="Standard">
      <style:paragraph-properties fo:text-align="center" style:justify-single-word="false"/>
      <style:text-properties officeooo:paragraph-rsid="00d881c0"/>
    </style:style>
    <style:style style:name="MP13" style:family="paragraph" style:parent-style-name="Frame_20_contents">
      <style:paragraph-properties fo:text-align="center" style:justify-single-word="false"/>
      <style:text-properties officeooo:rsid="00d7ca5b" officeooo:paragraph-rsid="00d7ca5b"/>
    </style:style>
    <style:style style:name="MP14" style:family="paragraph" style:parent-style-name="Table_20_Contents">
      <style:paragraph-properties fo:text-align="start" style:justify-single-word="false"/>
      <style:text-properties fo:color="#ff3333" loext:opacity="100%" style:font-name="Ubuntu Light1" fo:font-size="8pt" fo:font-style="normal" style:text-underline-style="none" fo:font-weight="normal" officeooo:rsid="008c8a50" officeooo:paragraph-rsid="00d7ca5b" fo:background-color="#ffff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MT1" style:family="text">
      <style:text-properties fo:color="#ff0000" loext:opacity="100%"/>
    </style:style>
    <style:style style:name="MT2" style:family="text">
      <style:text-properties fo:color="#ff0000" loext:opacity="100%" style:font-name="Ubuntu Light2" fo:font-size="14pt" style:font-size-asian="14pt" style:font-size-complex="14pt"/>
    </style:style>
    <style:style style:name="MT3" style:family="text">
      <style:text-properties fo:color="#ff0000" loext:opacity="100%" fo:font-size="14pt" style:font-size-asian="14pt" style:font-size-complex="14pt"/>
    </style:style>
    <style:style style:name="MT4" style:family="text">
      <style:text-properties style:font-name="Ubuntu Light2" fo:font-size="14pt" style:font-size-asian="14pt" style:font-size-complex="14pt"/>
    </style:style>
    <style:style style:name="MT5" style:family="text">
      <style:text-properties style:font-name="Ubuntu Light2" fo:font-size="14pt" officeooo:rsid="007b372c" style:font-size-asian="14pt" style:font-size-complex="14pt"/>
    </style:style>
    <style:style style:name="MT6" style:family="text">
      <style:text-properties style:font-name="Ubuntu Light2" fo:font-size="16.5pt" officeooo:rsid="007b372c" style:font-size-asian="16.5pt" style:font-size-complex="16.5pt"/>
    </style:style>
    <style:style style:name="MT7" style:family="text">
      <style:text-properties fo:color="#ff3333" loext:opacity="100%" style:font-name="Ubuntu Light1" fo:font-size="14pt" officeooo:rsid="007b372c" style:font-size-asian="14pt" style:font-size-complex="14pt"/>
    </style:style>
    <style:style style:name="MT8" style:family="text">
      <style:text-properties fo:font-weight="normal" style:font-weight-asian="normal" style:font-weight-complex="normal"/>
    </style:style>
    <style:style style:name="MT9" style:family="text">
      <style:text-properties fo:font-size="15pt" fo:font-weight="normal" style:font-size-asian="15pt" style:font-weight-asian="normal" style:font-size-complex="15pt" style:font-weight-complex="normal"/>
    </style:style>
    <style:style style:name="MT10" style:family="text">
      <style:text-properties style:font-name="Ubuntu Light2" fo:font-size="15pt" fo:font-weight="normal" style:font-size-asian="15pt" style:font-weight-asian="normal" style:font-size-complex="15pt" style:font-weight-complex="normal"/>
    </style:style>
    <style:style style:name="MT11" style:family="text">
      <style:text-properties style:font-name="Ubuntu Light2" fo:font-size="15pt" fo:font-weight="normal" officeooo:rsid="00e59e91" style:font-size-asian="15pt" style:font-weight-asian="normal" style:font-size-complex="15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.002cm, 1.141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Frame">
      <style:graphic-properties fo:margin-left="0cm" fo:margin-right="0cm" fo:margin-top="0cm" fo:margin-bottom="0cm" style:vertical-pos="from-top" style:horizontal-pos="center" style:horizontal-rel="paragraph" fo:background-color="transparent" draw:fill="none" draw:opacity="0%" fo:padding="0cm" fo:border="none" style:shadow="none" draw:shadow-opacity="100%" loext:rel-width-rel="paragraph" loext:rel-height-rel="paragraph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501cm" fo:margin-bottom="0.543cm" fo:margin-left="0.499cm" fo:margin-right="0.499cm" fo:border="0.06pt solid #000000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98cm" fo:margin-left="0cm" fo:margin-right="0cm" fo:margin-bottom="0.499cm" style:dynamic-spacing="false"/>
      </style:header-style>
      <style:footer-style>
        <style:header-footer-properties svg:height="2.778cm" fo:margin-left="0.06cm" fo:margin-right="0.007cm" fo:margin-top="0.499cm" style:dynamic-spacing="false"/>
      </style:footer-style>
    </style:page-layout>
    <style:style style:name="Mdp1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magine2" text:anchor-type="char" svg:x="16.997cm" svg:y="-0.058cm" svg:width="2.473cm" svg:height="2.402cm" draw:z-index="5"><draw:image xlink:href="Pictures/100000010000024F000002C5DE5A14B8BA6B57E0.png" xlink:type="simple" xlink:show="embed" xlink:actuate="onLoad" draw:mime-type="image/png"/></draw:frame></text:p>
        <text:p text:style-name="MP2"><draw:frame draw:style-name="Mfr2" draw:name="immagini1" text:anchor-type="paragraph" svg:x="8.698cm" svg:y="0.032cm" svg:width="5.68cm" svg:height="1.891cm" draw:z-index="1"><draw:image xlink:href="Pictures/100000000000016600000077FE5CCBA033E2C031.jpg" xlink:type="simple" xlink:show="embed" xlink:actuate="onLoad" draw:mime-type="image/jpeg"/></draw:frame></text:p>
        <text:p text:style-name="MP3"><text:s text:c="8"/><text:span text:style-name="MT1"><text:s text:c="5"/></text:span><text:span text:style-name="MT2">General Food SPA</text:span><text:span text:style-name="MT3"><text:tab/><text:tab/></text:span></text:p>
        <text:p text:style-name="MP4"><text:span text:style-name="MT4"><text:s/>Report: N</text:span><text:span text:style-name="MT5">C</text:span><text:span text:style-name="MT6"> </text:span><text:span text:style-name="MT7"><text:placeholder text:placeholder-type="text">&lt;'INTERNA' if o.mode == 'internal' else 'FORNITORE/SERVIZIO'&gt;</text:placeholder></text:span></text:p>
        <text:p text:style-name="MP5"><text:s text:c="6"/><text:span text:style-name="MT8"><text:s/></text:span><text:span text:style-name="MT9"><text:s text:c="4"/></text:span><text:span text:style-name="MT10">(Ver. 1.0 del </text:span><text:span text:style-name="MT11">22/01/2019</text:span><text:span text:style-name="MT10">)</text:span></text:p>
        <text:p text:style-name="MP6"/>
      </style:header>
      <style:footer>
        <table:table table:name="Tabella2" table:style-name="Tabella2">
          <table:table-column table:style-name="Tabella2.A" table:number-columns-repeated="3"/>
          <table:table-row table:style-name="TableLine2104162016160">
            <table:table-cell table:style-name="Tabella2.A1" table:number-columns-spanned="3" office:value-type="string">
              <text:p text:style-name="MP9"><text:placeholder text:placeholder-type="text">&lt;if test="o.mode == 'supplier'"&gt;</text:placeholder></text:p>
            </table:table-cell>
            <table:covered-table-cell/>
            <table:covered-table-cell/>
          </table:table-row>
          <table:table-row table:style-name="Tabella2.2">
            <table:table-cell table:style-name="Tabella2.A2" office:value-type="string">
              <text:p text:style-name="MP10"/>
            </table:table-cell>
            <table:table-cell table:style-name="Tabella2.B2" office:value-type="string">
              <text:p text:style-name="MP11">Ufficio Qualità</text:p>
            </table:table-cell>
            <table:table-cell table:style-name="Tabella2.C2" office:value-type="string">
              <text:p text:style-name="MP12"><draw:frame draw:style-name="Mfr3" draw:name="image: asimage(o.reference_user_id.signature_image)" text:anchor-type="as-char" svg:y="-0.469cm" svg:width="1.963cm" style:rel-width="30%" svg:height="1.099cm" style:rel-height="100%" draw:z-index="3"><draw:text-box><text:p text:style-name="MP13"/></draw:text-box></draw:frame></text:p>
            </table:table-cell>
          </table:table-row>
          <table:table-row table:style-name="TableLine2104162021600">
            <table:table-cell table:style-name="Tabella2.A3" table:number-columns-spanned="3" office:value-type="string">
              <text:p text:style-name="MP14"><text:placeholder text:placeholder-type="text">&lt;/if&gt;</text:placeholder></text:p>
            </table:table-cell>
            <table:covered-table-cell/>
            <table:covered-table-cell/>
          </table:table-row>
        </table:table>
        <text:p text:style-name="MP7"/>
        <text:p text:style-name="MP8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12T12:29:50.972000000</meta:creation-date>
    <meta:editing-duration>PT4M20S</meta:editing-duration>
    <meta:editing-cycles>4</meta:editing-cycles>
    <meta:generator>LibreOffice/7.2.4.1$Windows_X86_64 LibreOffice_project/27d75539669ac387bb498e35313b970b7fe9c4f9</meta:generator>
    <dc:date>2022-11-16T10:56:28.209000000</dc:date>
    <meta:document-statistic meta:table-count="2" meta:image-count="2" meta:object-count="0" meta:page-count="2" meta:paragraph-count="53" meta:word-count="178" meta:character-count="1526" meta:non-whitespace-character-count="1373"/>
    <meta:user-defined meta:name="Info 1"/>
    <meta:user-defined meta:name="Info 2"/>
    <meta:user-defined meta:name="Info 3"/>
    <meta:user-defined meta:name="Info 4"/>
  </office:meta>
</office:document-meta>
</file>